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f00ff" loext:opacity="100%" fo:font-size="24pt" fo:font-weight="bold" officeooo:rsid="0018b051" officeooo:paragraph-rsid="0018b051" style:font-size-asian="24pt" style:font-weight-asian="bold" style:font-size-complex="24pt" style:font-weight-complex="bold"/>
    </style:style>
    <style:style style:name="P2" style:family="paragraph" style:parent-style-name="Standard">
      <style:text-properties officeooo:paragraph-rsid="001ce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olesales address</text:p>
      <text:p text:style-name="Standard"/>
      <text:p text:style-name="Standard"/>
      <text:p text:style-name="Standard"/>
      <text:p text:style-name="P2">Electroformed nickel sticker</text:p>
      <text:p text:style-name="P2"/>
      <text:p text:style-name="P2">Add: B-147, Sector-10, Noida-201301. Email: originalmetals24@gmail.com GSTIN No: 09ARMPC4215A3Z9 </text:p>
      <text:p text:style-name="P2"/>
      <text:p text:style-name="P2"/>
      <text:p text:style-name="P2"/>
      <text:p text:style-name="P2">https://www.vistaprint.in/marketing-materials/labels-stickers/sheet-stickers?qty=24&amp;Material=White%20Paper&amp;Shape=Round&amp;Size=3.8%20x%203.8%20cm&amp;PCXTVATINCLUSIVE=true&amp;utm_id=2B00792650391961533527&amp;coupon=&amp;partner=google&amp;ps_vtp=17440361188|136173124974||pla-295891878649|c|9302107||g&amp;ps_vtp2=g|||602671157017||pla|295891878649|PRD-MOTUCCPIW|11274824&amp;gad_source=1&amp;gclid=CjwKCAiAnpy9BhAkEiwA-P8N4l6ZdGL7c5jsPSgEMCS23LkTXxGEYEbU9SwPFu7oKaQyMbvptUg77BoCA9QQAvD_BwE</text:p>
      <text:p text:style-name="Standard"/>
      <text:p text:style-name="Standard"/>
      <text:p text:style-name="Standard"/>
      <text:p text:style-name="Standard">मात्र 2 हजार का order || Fancy stationery items wholesale || unicorn, pepa pig, slime, clay, etc Cheapest &amp; fancy stationery items wholesale market || Pen, pencil, rubber, unicorn kit, diaries, etc Pen,P</text:p>
      <text:p text:style-name="Standard">Electroformed nickel, copper sticker encil,Rubber 50 पैसे से |Cheapest Stationery Wholesale Market | Delhi Sadar Bazar | Cheapest Stationary items wholesale Pen, pencil, register, colours | Starting at 1 Pen,Pencil,Rubber 50 पैसे से |Cheap Stationery Wholesale Market in Sadar Bazar,Delhi Shop Name - modern Stationery Shop Number - 121 Delhi Sadar Bazar Main Qutab Road Contact Number - </text:p>
      <text:p text:style-name="Standard"/>
      <text:p text:style-name="Standard"><text:line-break/>Shop Name:-Stationary Mart Address:-Shop No. 113, Qutab Road, Sadar Bazar, Delhi -110006 MB NO:-9990558536, 9891891791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s://www.meesho.com/sheetal-assoicates-womens-floral-v-neck-multicolor-dresses/p/6bs9g3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8:05:48.075000000</meta:creation-date>
    <dc:date>2025-02-08T22:15:28.384000000</dc:date>
    <meta:editing-duration>PT2H8M44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8" meta:word-count="122" meta:character-count="1390" meta:non-whitespace-character-count="1272"/>
  </office:meta>
</office:document-meta>
</file>